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style:style style:name="ce4" style:family="table-cell" style:parent-style-name="Default">
      <style:table-cell-properties fo:wrap-option="wrap"/>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294</text:p>
          </table:table-cell>
          <table:table-cell table:style-name="ce1" office:value-type="string">
            <text:p>学研・はじめてのおけいこ</text:p>
            <text:p>「て」のおけいこ。これで平仮名５文字目です！</text:p>
          </table:table-cell>
          <table:table-cell table:style-name="ce1" office:value-type="string">
            <text:p>将棋タウン「将棋幼稚園」将棋入門</text:p>
            <text:p>将棋というゲーム</text:p>
          </table:table-cell>
          <table:table-cell table:style-name="ce1" office:value-type="string">
            <text:p>サイト「将棋のルール」</text:p>
            <text:p>連続王手の千日手は攻めている側が手を変えなければならない。</text:p>
          </table:table-cell>
          <table:table-cell table:style-name="ce1" office:value-type="string">
            <text:p>練習局面課題演習　金沢将棋３００　レベル１２　１周目　第１問</text:p>
            <text:p>０．０００３３％　－４０６５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295</text:p>
          </table:table-cell>
          <table:table-cell table:style-name="ce1" office:value-type="string">
            <text:p>学研・はじめてのおけいこ</text:p>
            <text:p>続いては「の」を意識した運筆練習～。</text:p>
          </table:table-cell>
          <table:table-cell table:style-name="ce1" office:value-type="string">
            <text:p>将棋タウン「将棋幼稚園」将棋入門</text:p>
            <text:p>駒の動かし方</text:p>
          </table:table-cell>
          <table:table-cell table:style-name="ce1" office:value-type="string">
            <text:p>サイト「将棋のルール」</text:p>
            <text:p>連続王手の千日手反則の例。</text:p>
          </table:table-cell>
          <table:table-cell table:style-name="ce1" office:value-type="string">
            <text:p>練習局面課題演習　金沢将棋３００　レベル１３　１周目　第１問</text:p>
            <text:p>０．０００３３％　－４０６５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296</text:p>
          </table:table-cell>
          <table:table-cell office:value-type="string">
            <text:p>学研・はじめてのおけいこ</text:p>
            <text:p>蜂のシール貼り。</text:p>
          </table:table-cell>
          <table:table-cell office:value-type="string">
            <text:p>将棋タウン「将棋幼稚園」将棋入門</text:p>
            <text:p>成り</text:p>
          </table:table-cell>
          <table:table-cell office:value-type="string">
            <text:p>サイト「将棋のルール」</text:p>
            <text:p>攻めている側が手を変えても受け手側に好都合に指され、攻め手側が負けてしまうことがある。ここが連続王手禁止ルールの面白い所ですね。</text:p>
          </table:table-cell>
          <table:table-cell office:value-type="string">
            <text:p>練習局面課題演習　金沢将棋３００　レベル１４　１周目　第１問</text:p>
            <text:p>０．０００３４％　－４０６５　５７級　たまご</text:p>
            <text:p>達成率アップ！各種反則について学習しています。基礎訓練も運筆練習が続いているのでバランスを取って進めていきたいと思っています。まずは勉強に慣れて、本格的に勉強を進める練習をしていきたいと考えています。まずはルール演習。ルールから垣間見える各種理論についても学んでいくつもりです。</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297</text:p>
          </table:table-cell>
          <table:table-cell table:style-name="ce1" office:value-type="string">
            <text:p>学研・はじめてのおけいこ</text:p>
            <text:p>平仮名のおけいこ、「の」編。一筆で書ける平仮名の中でも難しい平仮名。これで６文字習得しました。</text:p>
          </table:table-cell>
          <table:table-cell table:style-name="ce1" office:value-type="string">
            <text:p>将棋タウン「将棋幼稚園」将棋入門</text:p>
            <text:p>駒を取る・打つ・打った駒の成り</text:p>
          </table:table-cell>
          <table:table-cell table:style-name="ce1" office:value-type="string">
            <text:p>サイト「将棋のルール」</text:p>
            <text:p>持ち駒の歩を打って玉を詰ましてしまうと「打ち歩詰め」の反則。</text:p>
          </table:table-cell>
          <table:table-cell table:style-name="ce1" office:value-type="string">
            <text:p>練習局面課題演習　金沢将棋３Ｄ　レベル５　１周目　第１問</text:p>
            <text:p>０．０００３４％　－４０６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298</text:p>
          </table:table-cell>
          <table:table-cell table:style-name="ce1" office:value-type="string">
            <text:p>学研・はじめてのおけいこ</text:p>
            <text:p>何となく複雑そうな迷路ですが、実は一本道。鳥の絵が浮かび上がりました。数字の「２」を意識した練習だそうです。</text:p>
          </table:table-cell>
          <table:table-cell table:style-name="ce1" office:value-type="string">
            <text:p>将棋タウン「将棋幼稚園」将棋入門</text:p>
            <text:p>勝敗の決め方</text:p>
          </table:table-cell>
          <table:table-cell table:style-name="ce1" office:value-type="string">
            <text:p>サイト「将棋のルール」</text:p>
            <text:p>打ち歩詰めの例</text:p>
          </table:table-cell>
          <table:table-cell table:style-name="ce1" office:value-type="string">
            <text:p>練習局面課題演習　銀星将棋９　レベル１９　１周目　第１問</text:p>
            <text:p>０．０００３４％　－４０６５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6</text:p>
          </table:table-cell>
          <table:table-cell table:style-name="ce1" office:value-type="string">
            <text:p>299</text:p>
          </table:table-cell>
          <table:table-cell table:style-name="ce1" office:value-type="string">
            <text:p>学研・はじめてのおけいこ</text:p>
            <text:p>数字の「１」と「２」を書く練習～。文字だけでなく数字も扱っていかないといけませんからね。この運筆練習が終わったら本格的に文字と数字を扱った勉強をしていきます。</text:p>
          </table:table-cell>
          <table:table-cell table:style-name="ce1" office:value-type="string">
            <text:p>将棋タウン「将棋幼稚園」将棋入門</text:p>
            <text:p>王手とその防ぎ。</text:p>
          </table:table-cell>
          <table:table-cell table:style-name="ce1" office:value-type="string">
            <text:p>サイト「将棋のルール」</text:p>
            <text:p>突き歩詰めはＯＫ</text:p>
          </table:table-cell>
          <table:table-cell table:style-name="ce1" office:value-type="string">
            <text:p>練習局面課題演習　銀星将棋９　レベル２０　１周目　第１問</text:p>
            <text:p>０．０００３４％　－４０６５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7</text:p>
          </table:table-cell>
          <table:table-cell table:style-name="ce1" office:value-type="string">
            <text:p>300</text:p>
          </table:table-cell>
          <table:table-cell table:style-name="ce1" office:value-type="string">
            <text:p>学研・はじめてのおけいこ</text:p>
            <text:p>怪獣が浮かび上がる迷路で運筆練習～。</text:p>
          </table:table-cell>
          <table:table-cell table:style-name="ce1" office:value-type="string">
            <text:p>将棋タウン「将棋幼稚園」将棋入門</text:p>
            <text:p>二歩・行き所の無い駒</text:p>
          </table:table-cell>
          <table:table-cell table:style-name="ce1" office:value-type="string">
            <text:p>サイト「将棋のルール」</text:p>
            <text:p>桂・香・歩は前にしか進めないので前に行き過ぎると永遠に動けなくなってしまう。</text:p>
          </table:table-cell>
          <table:table-cell table:style-name="ce1" office:value-type="string">
            <text:p>練習局面課題演習　ＡＩ将棋２００２　６級　１周目　第１問</text:p>
            <text:p>０．０００３４％　－４０６５　５７級　たまご</text:p>
            <text:p>合計３００項目演習消化！講義量はそんなに無いけど細かくやっていくと結構な回数に分割できるようで・・・・。まあ、演習量が多いんで基礎訓練も講義も細かくやりながら復習重視で進んでいきたいと思います。</text:p>
          </table:table-cell>
          <table:table-cell table:style-name="ce1" table:number-columns-repeated="17"/>
          <table:table-cell table:number-columns-repeated="1000"/>
        </table:table-row>
        <table:table-row table:style-name="ro5">
          <table:table-cell table:style-name="ce1"/>
          <table:table-cell table:style-name="ce1" office:value-type="string">
            <text:p>8</text:p>
          </table:table-cell>
          <table:table-cell table:style-name="ce1" office:value-type="string">
            <text:p>301</text:p>
          </table:table-cell>
          <table:table-cell office:value-type="string">
            <text:p>学研・はじめてのおけいこ</text:p>
            <text:p>数字の３のおけいこです。</text:p>
          </table:table-cell>
          <table:table-cell office:value-type="string">
            <text:p>将棋タウン「将棋幼稚園」将棋入門</text:p>
            <text:p>さあ、始めてみましょう。まずは将棋に慣れるところからスタート。そして徐々に理論や技術を学んでいく流れですね。よし！順番に進めていくぞ！</text:p>
          </table:table-cell>
          <table:table-cell office:value-type="string">
            <text:p>サイト「将棋のルール」</text:p>
            <text:p>必ず成らなければならない場所がある。そしてそこには駒を打ってはいけない。後ろに戻れない桂・香・歩だけにある特別なルールでした。</text:p>
          </table:table-cell>
          <table:table-cell office:value-type="string">
            <text:p>練習局面課題演習　ＡＩ将棋２００３　６級　１周目　第１問</text:p>
            <text:p>０．０００３４％　－４０６５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9</text:p>
          </table:table-cell>
          <table:table-cell table:style-name="ce1" office:value-type="string">
            <text:p>302</text:p>
          </table:table-cell>
          <table:table-cell table:style-name="ce1" office:value-type="string">
            <text:p>学研・はじめてのおけいこ</text:p>
            <text:p>数字の「４」を意識したヨットの迷路演習～。</text:p>
          </table:table-cell>
          <table:table-cell table:style-name="ce1" office:value-type="string">
            <text:p>将棋タウン「将棋幼稚園」将棋入門</text:p>
            <text:p>打ち歩詰め・千日手・持将棋</text:p>
          </table:table-cell>
          <table:table-cell table:style-name="ce1" office:value-type="string">
            <text:p>サイト「将棋のルール」</text:p>
            <text:p>待ったはダメです。</text:p>
          </table:table-cell>
          <table:table-cell table:style-name="ce1" office:value-type="string">
            <text:p>練習局面課題演習　ＡＩ将棋２００４　６級　１周目　第１問</text:p>
            <text:p>０．０００３４％　－４０６５　５７級　たまご</text:p>
          </table:table-cell>
          <table:table-cell table:style-name="ce1" table:number-columns-repeated="17"/>
          <table:table-cell table:number-columns-repeated="1000"/>
        </table:table-row>
        <table:table-row table:style-name="ro3">
          <table:table-cell table:style-name="ce1" table:number-columns-repeated="24"/>
          <table:table-cell table:number-columns-repeated="1000"/>
        </table:table-row>
        <table:table-row table:style-name="ro3">
          <table:table-cell table:style-name="ce1" table:number-columns-repeated="3"/>
          <table:table-cell table:style-name="ce3"/>
          <table:table-cell table:style-name="ce1" table:number-columns-repeated="20"/>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style-name="ce4" table:number-columns-repeated="4"/>
          <table:table-cell table:style-name="ce1" table:number-columns-repeated="17"/>
          <table:table-cell table:number-columns-repeated="1000"/>
        </table:table-row>
        <table:table-row table:style-name="ro3">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2"/>
          <table:table-cell/>
          <table:table-cell table:style-name="ce1" table:number-columns-repeated="21"/>
          <table:table-cell table:number-columns-repeated="1000"/>
        </table:table-row>
        <table:table-row table:style-name="ro3" table:number-rows-repeated="151">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24">2022/04/24</text:date>, <text:time>20:0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DT22H14M50S</meta:editing-duration>
    <meta:editing-cycles>101</meta:editing-cycles>
    <meta:generator>OpenOffice/4.1.6$Win32 OpenOffice.org_project/416m1$Build-9790</meta:generator>
    <dc:date>2022-04-24T20:08:21.19</dc:date>
    <meta:document-statistic meta:table-count="1" meta:cell-count="60" meta:object-count="0"/>
    <meta:user-defined meta:name="Info 1"/>
    <meta:user-defined meta:name="Info 2"/>
    <meta:user-defined meta:name="Info 3"/>
    <meta:user-defined meta:name="Info 4"/>
  </office:meta>
</office:document-meta>
</file>